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pt-BR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Caça aos Patos&lt;/title&gt;</text:p>
      <text:p text:style-name="Standard"><text:s text:c="4"/>&lt;style&gt;</text:p>
      <text:p text:style-name="Standard"><text:s text:c="8"/>body {</text:p>
      <text:p text:style-name="Standard"><text:s text:c="12"/>margin: 0;</text:p>
      <text:p text:style-name="Standard"><text:s text:c="12"/>overflow: hidden;</text:p>
      <text:p text:style-name="Standard"><text:s text:c="8"/>}</text:p>
      <text:p text:style-name="Standard"><text:s text:c="8"/>canvas {</text:p>
      <text:p text:style-name="Standard"><text:s text:c="12"/>display: block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&gt;</text:p>
      <text:p text:style-name="Standard"><text:s text:c="4"/>&lt;canvas id="gameCanvas"&gt;&lt;/canvas&gt;</text:p>
      <text:p text:style-name="Standard"><text:s text:c="4"/>&lt;script src="game.js"&gt;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10T17:14:07.150000000</meta:creation-date>
    <dc:date>2024-07-10T17:16:43.810000000</dc:date>
    <meta:editing-duration>PT2M37S</meta:editing-duration>
    <meta:editing-cycles>1</meta:editing-cycles>
    <meta:document-statistic meta:table-count="0" meta:image-count="0" meta:object-count="0" meta:page-count="1" meta:paragraph-count="21" meta:word-count="36" meta:character-count="421" meta:non-whitespace-character-count="310"/>
    <meta:generator>LibreOffice/7.3.0.3$Windows_X86_64 LibreOffice_project/0f246aa12d0eee4a0f7adcefbf7c878fc2238db3</meta:generator>
  </office:meta>
</office:document-meta>
</file>